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BA Responsibilities in Projects</text:span></text:h>
      <text:h text:style-name="Heading_20_3" text:outline-level="3"><text:span text:style-name="Strong_20_Emphasis">1. Requirements Gathering</text:span></text:h>
      <text:p text:style-name="Text_20_body">Business Analysts (BAs) identify and collect business needs from stakeholders. They:</text:p>
      <text:list text:style-name="L1">
        <text:list-item>
          <text:p text:style-name="P1">Conduct interviews, meetings, and workshops </text:p>
        </text:list-item>
        <text:list-item>
          <text:p text:style-name="P1">Analyze current business processes (AS-IS) </text:p>
        </text:list-item>
        <text:list-item>
          <text:p text:style-name="P1">Define future state processes (TO-BE) </text:p>
        </text:list-item>
        <text:list-item>
          <text:p text:style-name="P1">Gather functional and non-functional requirements </text:p>
        </text:list-item>
        <text:list-item>
          <text:p text:style-name="P2">Ensure requirements align with business goals </text:p>
        </text:list-item>
      </text:list>
      <text:p text:style-name="Horizontal_20_Line"/>
      <text:h text:style-name="Heading_20_3" text:outline-level="3"><text:span text:style-name="Strong_20_Emphasis">2. Documentation</text:span></text:h>
      <text:p text:style-name="Text_20_body">BAs convert gathered requirements into clear, structured documents for the project team:</text:p>
      <text:list text:style-name="L2">
        <text:list-item>
          <text:p text:style-name="P3">Business Requirements Document (BRD) </text:p>
        </text:list-item>
        <text:list-item>
          <text:p text:style-name="P3">Functional Requirements Specification (FRS) </text:p>
        </text:list-item>
        <text:list-item>
          <text:p text:style-name="P3">User Stories and Use Cases </text:p>
        </text:list-item>
        <text:list-item>
          <text:p text:style-name="P4">Process Flow Diagrams (UML/BPMN) </text:p>
        </text:list-item>
      </text:list>
      <text:p text:style-name="Text_20_body">This helps ensure clarity, reduces ambiguity, and supports development and testing.</text:p>
      <text:p text:style-name="Horizontal_20_Line"/>
      <text:h text:style-name="Heading_20_3" text:outline-level="3"><text:span text:style-name="Strong_20_Emphasis">3. Stakeholder Communication</text:span></text:h>
      <text:p text:style-name="Text_20_body">BAs act as a bridge between business stakeholders and IT teams:</text:p>
      <text:list text:style-name="L3">
        <text:list-item>
          <text:p text:style-name="P5">Facilitate meetings and discussions </text:p>
        </text:list-item>
        <text:list-item>
          <text:p text:style-name="P5">Translate business needs into technical requirements </text:p>
        </text:list-item>
        <text:list-item>
          <text:p text:style-name="P5">Provide updates on project progress </text:p>
        </text:list-item>
        <text:list-item>
          <text:p text:style-name="P5">Manage expectations and resolve conflicts </text:p>
        </text:list-item>
        <text:list-item>
          <text:p text:style-name="P6">Ensure alignment between all parties </text:p>
        </text:list-item>
      </text:list>
      <text:p text:style-name="Horizontal_20_Line"/>
      <text:h text:style-name="Heading_20_3" text:outline-level="3"><text:span text:style-name="Strong_20_Emphasis">4. Supporting Testing and Validation</text:span></text:h>
      <text:p text:style-name="Text_20_body">BAs ensure the solution meets business requirements by:</text:p>
      <text:list text:style-name="L4">
        <text:list-item>
          <text:p text:style-name="P7">Defining acceptance criteria </text:p>
        </text:list-item>
        <text:list-item>
          <text:p text:style-name="P7">Reviewing and validating test cases </text:p>
        </text:list-item>
        <text:list-item>
          <text:p text:style-name="P7">Supporting User Acceptance Testing (UAT) </text:p>
        </text:list-item>
        <text:list-item>
          <text:p text:style-name="P7">Verifying that the system meets business needs </text:p>
        </text:list-item>
        <text:list-item>
          <text:p text:style-name="P8">Assisting in defect identification and resolution </text:p>
        </text:list-item>
      </text:list>
      <text:p text:style-name="Horizontal_20_Line"/>
      <text:h text:style-name="Heading_20_2" text:outline-level="2"><text:soft-page-break/><text:span text:style-name="Strong_20_Emphasis">Hands-on: Sample Project (Online Banking System)</text:span></text:h>
      <text:p text:style-name="Text_20_body"><text:span text:style-name="Strong_20_Emphasis">BA Responsibilities:</text:span></text:p>
      <text:list text:style-name="L5">
        <text:list-item>
          <text:p text:style-name="P9">Gather requirements for features like account management, fund transfer, and bill payments </text:p>
        </text:list-item>
        <text:list-item>
          <text:p text:style-name="P9">Identify user roles (customer, admin) </text:p>
        </text:list-item>
        <text:list-item>
          <text:p text:style-name="P9">Write user stories (e.g., “As a user, I want to transfer funds securely”) </text:p>
        </text:list-item>
        <text:list-item>
          <text:p text:style-name="P9">Document functional requirements and workflows </text:p>
        </text:list-item>
        <text:list-item>
          <text:p text:style-name="P9">Create process diagrams for transactions </text:p>
        </text:list-item>
        <text:list-item>
          <text:p text:style-name="P9">Communicate requirements to developers and designers </text:p>
        </text:list-item>
        <text:list-item>
          <text:p text:style-name="P9">Collaborate with QA team to prepare test scenarios </text:p>
        </text:list-item>
        <text:list-item>
          <text:p text:style-name="P9">Support UAT and validate system functionality </text:p>
        </text:list-item>
        <text:list-item>
          <text:p text:style-name="P9">Ensure security and compliance requirements are met </text:p>
        </text:list-item>
        <text:list-item>
          <text:p text:style-name="P10">Update documentation based on changes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7T01:37:44.274597900</meta:creation-date>
    <dc:date>2026-03-27T01:38:25.262557500</dc:date>
    <meta:editing-duration>PT41S</meta:editing-duration>
    <meta:editing-cycles>1</meta:editing-cycles>
    <meta:document-statistic meta:table-count="0" meta:image-count="0" meta:object-count="0" meta:page-count="2" meta:paragraph-count="41" meta:word-count="273" meta:character-count="1906" meta:non-whitespace-character-count="1674"/>
    <meta:generator>LibreOffice/26.2.1.2$Windows_X86_64 LibreOffice_project/620$Build-2</meta:generator>
  </office:meta>
</office:document-meta>
</file>